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0.556cm"/>
    </style:style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2.94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2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2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0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81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12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8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110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3" fo:font-size="10pt" style:font-name-asian="Arial" style:font-size-asian="10pt" style:font-name-complex="Arial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6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1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7" style:family="table-cell" style:parent-style-name="Default" style:data-style-name="N0"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9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9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92" style:family="table-cell" style:parent-style-name="Normal_20_2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93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48" style:family="table-cell" style:parent-style-name="Normal_20_2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49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0" style:family="table-cell" style:parent-style-name="Default" style:data-style-name="N2">
      <style:text-properties fo:font-weight="bold" style:font-weight-asian="bold" style:font-weight-complex="bold"/>
    </style:style>
    <style:style style:name="ce151" style:family="table-cell" style:parent-style-name="Default" style:data-style-name="N2"/>
    <style:style style:name="ce19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9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6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58" style:family="table-cell" style:parent-style-name="Normal_20_2" style:data-style-name="N2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59" style:family="table-cell" style:parent-style-name="Normal_20_2" style:data-style-name="N2">
      <style:table-cell-properties fo:border-bottom="0.06pt solid #000000" fo:background-color="transparent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60" style:family="table-cell" style:parent-style-name="Default" style:data-style-name="N2">
      <style:table-cell-properties fo:border="0.06pt solid #000000"/>
    </style:style>
    <style:style style:name="ce20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05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63" style:family="table-cell" style:parent-style-name="Default" style:data-style-name="N2">
      <style:table-cell-properties fo:border-bottom="0.06pt solid #000000" fo:border-left="0.06pt solid #000000" fo:border-right="none" fo:border-top="0.06pt solid #000000"/>
    </style:style>
    <style:style style:name="ce16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08" style:family="table-cell" style:parent-style-name="Comma" style:data-style-name="N2">
      <style:table-cell-properties fo:border-bottom="none" fo:background-color="transparent" fo:border-left="0.06pt solid #000000" fo:border-right="0.06pt solid #000000" fo:border-top="none" style:vertical-align="automatic"/>
    </style:style>
    <style:style style:name="ce209" style:family="table-cell" style:parent-style-name="Comma" style:data-style-name="N2">
      <style:table-cell-properties fo:background-color="transparent" fo:border="0.06pt solid #000000" style:vertical-align="automatic"/>
    </style:style>
    <style:style style:name="ce168" style:family="table-cell" style:parent-style-name="Comma" style:data-style-name="N2">
      <style:table-cell-properties fo:background-color="transparent" style:vertical-align="automatic"/>
    </style:style>
    <style:style style:name="ce211" style:family="table-cell" style:parent-style-name="Comma" style:data-style-name="N2">
      <style:table-cell-properties fo:border-bottom="0.06pt solid #000000" fo:background-color="transparent" fo:border-left="0.06pt solid #000000" fo:border-right="0.06pt solid #000000" fo:border-top="none" style:vertical-align="automatic"/>
    </style:style>
    <style:style style:name="ce212" style:family="table-cell" style:parent-style-name="Default" style:data-style-name="N2">
      <style:table-cell-properties fo:border-bottom="none" fo:background-color="#ffff00" fo:border-left="0.06pt solid #000000" fo:border-right="0.06pt solid #000000" fo:border-top="0.06pt solid #000000"/>
    </style:style>
    <style:style style:name="ce213" style:family="table-cell" style:parent-style-name="Comma" style:data-style-name="N2">
      <style:table-cell-properties fo:border-bottom="none" fo:background-color="#ffff00" fo:border-left="0.06pt solid #000000" fo:border-right="0.06pt solid #000000" fo:border-top="none" style:vertical-align="automatic"/>
    </style:style>
    <style:style style:name="ce214" style:family="table-cell" style:parent-style-name="Comma" style:data-style-name="N2">
      <style:table-cell-properties fo:border-bottom="0.06pt solid #000000" fo:background-color="#ffff00" fo:border-left="0.06pt solid #000000" fo:border-right="0.06pt solid #000000" fo:border-top="none" style:vertical-align="automatic"/>
    </style:style>
    <style:style style:name="ce215" style:family="table-cell" style:parent-style-name="Comma" style:data-style-name="N2">
      <style:table-cell-properties fo:background-color="#ffff00" fo:border="0.06pt solid #000000" style:vertical-align="automatic"/>
    </style:style>
    <style:style style:name="ce2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69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7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7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7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75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7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77" style:family="table-cell" style:parent-style-name="Percent" style:data-style-name="N115">
      <style:table-cell-properties fo:border-bottom="0.06pt solid #000000" fo:background-color="transparent" fo:border-left="none" fo:border-right="none" fo:border-top="0.06pt solid #000000" style:vertical-align="automatic"/>
    </style:style>
    <style:style style:name="ce17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7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8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81" style:family="table-cell" style:parent-style-name="Default" style:data-style-name="N3"/>
    <style:style style:name="ce182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83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84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185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86" style:family="table-cell" style:parent-style-name="Default" style:data-style-name="N3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Ventas e Ingres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0"/>
          <table:covered-table-cell table:style-name="ce143"/>
          <table:covered-table-cell table:number-columns-repeated="2" table:style-name="ce20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9"/>
          <table:table-cell table:style-name="ce18"/>
          <table:table-cell table:style-name="ce101"/>
          <table:table-cell table:style-name="ce113"/>
          <table:table-cell table:style-name="ce101"/>
          <table:table-cell table:style-name="ce121"/>
          <table:table-cell table:style-name="ce9"/>
          <table:table-cell table:style-name="ce19"/>
          <table:table-cell table:style-name="ce131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1.01" calcext:value-type="string">
            <text:p><text:s/>4.1.01.01.01 </text:p>
          </table:table-cell>
          <table:table-cell table:style-name="ce31" office:value-type="string" office:string-value="Servicios Especializado de mantenimiento" calcext:value-type="string">
            <text:p><text:s/>Servicios Especializado de mantenimiento </text:p>
          </table:table-cell>
          <table:table-cell table:style-name="ce34"/>
          <table:table-cell table:style-name="ce102"/>
          <table:table-cell table:style-name="ce114"/>
          <table:table-cell table:style-name="ce102"/>
          <table:table-cell table:style-name="ce122" table:formula="of:=[.D10]+[.E10]-[.F10]" office:value-type="float" office:value="0" calcext:value-type="float">
            <text:p>0</text:p>
          </table:table-cell>
          <table:table-cell table:style-name="ce10" office:value-type="string" office:string-value="4.1.01.01.01" calcext:value-type="string">
            <text:p><text:s/>4.1.01.01.01 </text:p>
          </table:table-cell>
          <table:table-cell table:style-name="ce31" office:value-type="string" office:string-value="Servicios Especializado de mantenimiento" calcext:value-type="string">
            <text:p><text:s/>Servicios Especializado de mantenimiento </text:p>
          </table:table-cell>
          <table:table-cell table:style-name="ce102" office:value-type="float" office:value="0" calcext:value-type="float">
            <text:p>0</text:p>
          </table:table-cell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2.01" calcext:value-type="string">
            <text:p><text:s/>4.1.01.02.01 </text:p>
          </table:table-cell>
          <table:table-cell table:style-name="ce31" office:value-type="string" office:string-value="Pensión Básica" calcext:value-type="string">
            <text:p><text:s/>Pensión Básica </text:p>
          </table:table-cell>
          <table:table-cell table:style-name="ce34"/>
          <table:table-cell table:style-name="ce102" office:value-type="float" office:value="101984.64" calcext:value-type="float">
            <text:p>101,985</text:p>
          </table:table-cell>
          <table:table-cell table:style-name="ce114"/>
          <table:table-cell table:style-name="ce102"/>
          <table:table-cell table:style-name="ce122" table:formula="of:=[.D11]+[.E11]-[.F11]" office:value-type="float" office:value="101984.64" calcext:value-type="float">
            <text:p>101,985</text:p>
          </table:table-cell>
          <table:table-cell table:style-name="ce10" office:value-type="string" office:string-value="4.1.01.02.01" calcext:value-type="string">
            <text:p><text:s/>4.1.01.02.01 </text:p>
          </table:table-cell>
          <table:table-cell table:style-name="ce31" office:value-type="string" office:string-value="Pensión Básica" calcext:value-type="string">
            <text:p><text:s/>Pensión Básica </text:p>
          </table:table-cell>
          <table:table-cell table:style-name="ce102" office:value-type="float" office:value="151904.19" calcext:value-type="float">
            <text:p>151,904</text:p>
          </table:table-cell>
          <table:table-cell table:style-name="ce155" table:formula="of:=+[.G11]-[.J11]" office:value-type="float" office:value="-49919.55" calcext:value-type="float">
            <text:p>(4992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2.05" calcext:value-type="string">
            <text:p><text:s/>4.1.01.02.05 </text:p>
          </table:table-cell>
          <table:table-cell table:style-name="ce31" office:value-type="string" office:string-value="Consumo Celular" calcext:value-type="string">
            <text:p><text:s/>Consumo Celular </text:p>
          </table:table-cell>
          <table:table-cell table:style-name="ce34"/>
          <table:table-cell table:style-name="ce102" office:value-type="float" office:value="266884.58" calcext:value-type="float">
            <text:p>266,885</text:p>
          </table:table-cell>
          <table:table-cell table:style-name="ce114"/>
          <table:table-cell table:style-name="ce102"/>
          <table:table-cell table:style-name="ce122" table:formula="of:=[.D12]+[.E12]-[.F12]" office:value-type="float" office:value="266884.58" calcext:value-type="float">
            <text:p>266,885</text:p>
          </table:table-cell>
          <table:table-cell table:style-name="ce10" office:value-type="string" office:string-value="4.1.01.02.05" calcext:value-type="string">
            <text:p><text:s/>4.1.01.02.05 </text:p>
          </table:table-cell>
          <table:table-cell table:style-name="ce31" office:value-type="string" office:string-value="Consumo Celular" calcext:value-type="string">
            <text:p><text:s/>Consumo Celular </text:p>
          </table:table-cell>
          <table:table-cell table:style-name="ce102" office:value-type="float" office:value="237998.87" calcext:value-type="float">
            <text:p>237,999</text:p>
          </table:table-cell>
          <table:table-cell table:style-name="ce155" table:formula="of:=+[.G12]-[.J12]" office:value-type="float" office:value="28885.71" calcext:value-type="float">
            <text:p>28886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2.02" calcext:value-type="string">
            <text:p><text:s/>4.1.01.02.02 </text:p>
          </table:table-cell>
          <table:table-cell table:style-name="ce31" office:value-type="string" office:string-value="Consumo Local" calcext:value-type="string">
            <text:p><text:s/>Consumo Local </text:p>
          </table:table-cell>
          <table:table-cell table:style-name="ce34"/>
          <table:table-cell table:style-name="ce102" office:value-type="float" office:value="21117.13" calcext:value-type="float">
            <text:p>21,117</text:p>
          </table:table-cell>
          <table:table-cell table:style-name="ce114"/>
          <table:table-cell table:style-name="ce102"/>
          <table:table-cell table:style-name="ce122" table:formula="of:=[.D13]+[.E13]-[.F13]" office:value-type="float" office:value="21117.13" calcext:value-type="float">
            <text:p>21,117</text:p>
          </table:table-cell>
          <table:table-cell table:style-name="ce10" office:value-type="string" office:string-value="4.1.01.02.02" calcext:value-type="string">
            <text:p><text:s/>4.1.01.02.02 </text:p>
          </table:table-cell>
          <table:table-cell table:style-name="ce31" office:value-type="string" office:string-value="Consumo Local" calcext:value-type="string">
            <text:p><text:s/>Consumo Local </text:p>
          </table:table-cell>
          <table:table-cell table:style-name="ce102" office:value-type="float" office:value="39129.12" calcext:value-type="float">
            <text:p>39,129</text:p>
          </table:table-cell>
          <table:table-cell table:style-name="ce155" table:formula="of:=+[.G13]-[.J13]" office:value-type="float" office:value="-18011.99" calcext:value-type="float">
            <text:p>(18012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2.04" calcext:value-type="string">
            <text:p><text:s/>4.1.01.02.04 </text:p>
          </table:table-cell>
          <table:table-cell table:style-name="ce31" office:value-type="string" office:string-value="Consumo Nacional" calcext:value-type="string">
            <text:p><text:s/>Consumo Nacional </text:p>
          </table:table-cell>
          <table:table-cell table:style-name="ce34"/>
          <table:table-cell table:style-name="ce102" office:value-type="float" office:value="10220.36" calcext:value-type="float">
            <text:p>10,220</text:p>
          </table:table-cell>
          <table:table-cell table:style-name="ce114"/>
          <table:table-cell table:style-name="ce102"/>
          <table:table-cell table:style-name="ce122" table:formula="of:=[.D14]+[.E14]-[.F14]" office:value-type="float" office:value="10220.36" calcext:value-type="float">
            <text:p>10,220</text:p>
          </table:table-cell>
          <table:table-cell table:style-name="ce10" office:value-type="string" office:string-value="4.1.01.02.04" calcext:value-type="string">
            <text:p><text:s/>4.1.01.02.04 </text:p>
          </table:table-cell>
          <table:table-cell table:style-name="ce31" office:value-type="string" office:string-value="Consumo Nacional" calcext:value-type="string">
            <text:p><text:s/>Consumo Nacional </text:p>
          </table:table-cell>
          <table:table-cell table:style-name="ce102" office:value-type="float" office:value="16383.91" calcext:value-type="float">
            <text:p>16,384</text:p>
          </table:table-cell>
          <table:table-cell table:style-name="ce155" table:formula="of:=+[.G14]-[.J14]" office:value-type="float" office:value="-6163.55" calcext:value-type="float">
            <text:p>(616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2.06" calcext:value-type="string">
            <text:p><text:s/>4.1.01.02.06 </text:p>
          </table:table-cell>
          <table:table-cell table:style-name="ce31" office:value-type="string" office:string-value="Consumo Internacional" calcext:value-type="string">
            <text:p><text:s/>Consumo Internacional </text:p>
          </table:table-cell>
          <table:table-cell table:style-name="ce34"/>
          <table:table-cell table:style-name="ce102" office:value-type="float" office:value="1143.74" calcext:value-type="float">
            <text:p>1,144</text:p>
          </table:table-cell>
          <table:table-cell table:style-name="ce114"/>
          <table:table-cell table:style-name="ce102"/>
          <table:table-cell table:style-name="ce122" table:formula="of:=[.D15]+[.E15]-[.F15]" office:value-type="float" office:value="1143.74" calcext:value-type="float">
            <text:p>1,144</text:p>
          </table:table-cell>
          <table:table-cell table:style-name="ce10" office:value-type="string" office:string-value="4.1.01.02.06" calcext:value-type="string">
            <text:p><text:s/>4.1.01.02.06 </text:p>
          </table:table-cell>
          <table:table-cell table:style-name="ce31" office:value-type="string" office:string-value="Consumo Internacional" calcext:value-type="string">
            <text:p><text:s/>Consumo Internacional </text:p>
          </table:table-cell>
          <table:table-cell table:style-name="ce102" office:value-type="float" office:value="2235.39" calcext:value-type="float">
            <text:p>2,235</text:p>
          </table:table-cell>
          <table:table-cell table:style-name="ce155" table:formula="of:=+[.G15]-[.J15]" office:value-type="float" office:value="-1091.65" calcext:value-type="float">
            <text:p>(1092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0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 office:value-type="string" office:string-value="Interconexión" calcext:value-type="string">
            <text:p><text:s/>Interconexión </text:p>
          </table:table-cell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1" office:value-type="string" office:string-value="Interconexión" calcext:value-type="string">
            <text:p><text:s/>Interconexión </text:p>
          </table:table-cell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02" calcext:value-type="string">
            <text:p><text:s/>4.2.01.02 </text:p>
          </table:table-cell>
          <table:table-cell table:style-name="ce80" office:value-type="string" office:string-value="CORPORACION NACIONAL DE TELECOMUNICACIONES CNT S.A." calcext:value-type="string">
            <text:p><text:s/>CORPORACION NACIONAL DE TELECOMUNICACIONES CNT S.A. </text:p>
          </table:table-cell>
          <table:table-cell table:style-name="ce34"/>
          <table:table-cell table:style-name="ce102" office:value-type="float" office:value="43512.46" calcext:value-type="float">
            <text:p>43,512</text:p>
          </table:table-cell>
          <table:table-cell table:style-name="ce114"/>
          <table:table-cell table:style-name="ce102"/>
          <table:table-cell table:style-name="ce122" table:formula="of:=[.D18]+[.E18]-[.F18]" office:value-type="float" office:value="43512.46" calcext:value-type="float">
            <text:p>43,512</text:p>
          </table:table-cell>
          <table:table-cell table:style-name="ce10" office:value-type="string" office:string-value="4.2.01.02" calcext:value-type="string">
            <text:p><text:s/>4.2.01.02 </text:p>
          </table:table-cell>
          <table:table-cell table:style-name="ce80" office:value-type="string" office:string-value="CORPORACION NACIONAL DE TELECOMUNICACIONES CNT S.A." calcext:value-type="string">
            <text:p><text:s/>CORPORACION NACIONAL DE TELECOMUNICACIONES CNT S.A. </text:p>
          </table:table-cell>
          <table:table-cell table:style-name="ce102" office:value-type="float" office:value="88612.57" calcext:value-type="float">
            <text:p>88,613</text:p>
          </table:table-cell>
          <table:table-cell table:style-name="ce155" table:formula="of:=+[.G18]-[.J18]" office:value-type="float" office:value="-45100.11" calcext:value-type="float">
            <text:p>(4510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03" calcext:value-type="string">
            <text:p><text:s/>4.2.01.03 </text:p>
          </table:table-cell>
          <table:table-cell table:style-name="ce80" office:value-type="string" office:string-value="CONECEL ' PORTA '" calcext:value-type="string">
            <text:p><text:s/>CONECEL ' PORTA ' </text:p>
          </table:table-cell>
          <table:table-cell table:style-name="ce34"/>
          <table:table-cell table:style-name="ce102" office:value-type="float" office:value="58366.69" calcext:value-type="float">
            <text:p>58,367</text:p>
          </table:table-cell>
          <table:table-cell table:style-name="ce114"/>
          <table:table-cell table:style-name="ce102"/>
          <table:table-cell table:style-name="ce122" table:formula="of:=[.D19]+[.E19]-[.F19]" office:value-type="float" office:value="58366.69" calcext:value-type="float">
            <text:p>58,367</text:p>
          </table:table-cell>
          <table:table-cell table:style-name="ce10" office:value-type="string" office:string-value="4.2.01.03" calcext:value-type="string">
            <text:p><text:s/>4.2.01.03 </text:p>
          </table:table-cell>
          <table:table-cell table:style-name="ce80" office:value-type="string" office:string-value="CONECEL ' PORTA '" calcext:value-type="string">
            <text:p><text:s/>CONECEL ' PORTA ' </text:p>
          </table:table-cell>
          <table:table-cell table:style-name="ce102" office:value-type="float" office:value="83469.61" calcext:value-type="float">
            <text:p>83,470</text:p>
          </table:table-cell>
          <table:table-cell table:style-name="ce155" table:formula="of:=+[.G19]-[.J19]" office:value-type="float" office:value="-25102.92" calcext:value-type="float">
            <text:p>(25103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04" calcext:value-type="string">
            <text:p><text:s/>4.2.01.04 </text:p>
          </table:table-cell>
          <table:table-cell table:style-name="ce80" office:value-type="string" office:string-value="OTECEL S.A. ' MOVISTAR'" calcext:value-type="string">
            <text:p><text:s/>OTECEL S.A. ' MOVISTAR' </text:p>
          </table:table-cell>
          <table:table-cell table:style-name="ce34"/>
          <table:table-cell table:style-name="ce102" office:value-type="float" office:value="36372.46" calcext:value-type="float">
            <text:p>36,372</text:p>
          </table:table-cell>
          <table:table-cell table:style-name="ce114"/>
          <table:table-cell table:style-name="ce102"/>
          <table:table-cell table:style-name="ce122" table:formula="of:=[.D20]+[.E20]-[.F20]" office:value-type="float" office:value="36372.46" calcext:value-type="float">
            <text:p>36,372</text:p>
          </table:table-cell>
          <table:table-cell table:style-name="ce10" office:value-type="string" office:string-value="4.2.01.04" calcext:value-type="string">
            <text:p><text:s/>4.2.01.04 </text:p>
          </table:table-cell>
          <table:table-cell table:style-name="ce80" office:value-type="string" office:string-value="OTECEL S.A. ' MOVISTAR'" calcext:value-type="string">
            <text:p><text:s/>OTECEL S.A. ' MOVISTAR' </text:p>
          </table:table-cell>
          <table:table-cell table:style-name="ce102" office:value-type="float" office:value="51770.16" calcext:value-type="float">
            <text:p>51,770</text:p>
          </table:table-cell>
          <table:table-cell table:style-name="ce155" table:formula="of:=+[.G20]-[.J20]" office:value-type="float" office:value="-15397.7" calcext:value-type="float">
            <text:p>(15398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05" calcext:value-type="string">
            <text:p><text:s/>4.2.01.05 </text:p>
          </table:table-cell>
          <table:table-cell table:style-name="ce80" office:value-type="string" office:string-value="TELECSA S.A. 'ALEGRO'" calcext:value-type="string">
            <text:p><text:s/>TELECSA S.A. 'ALEGRO' </text:p>
          </table:table-cell>
          <table:table-cell table:style-name="ce34"/>
          <table:table-cell table:style-name="ce102" office:value-type="float" office:value="6303.52" calcext:value-type="float">
            <text:p>6,304</text:p>
          </table:table-cell>
          <table:table-cell table:style-name="ce114"/>
          <table:table-cell table:style-name="ce102"/>
          <table:table-cell table:style-name="ce122" table:formula="of:=[.D21]+[.E21]-[.F21]" office:value-type="float" office:value="6303.52" calcext:value-type="float">
            <text:p>6,304</text:p>
          </table:table-cell>
          <table:table-cell table:style-name="ce10" office:value-type="string" office:string-value="4.2.01.05" calcext:value-type="string">
            <text:p><text:s/>4.2.01.05 </text:p>
          </table:table-cell>
          <table:table-cell table:style-name="ce80" office:value-type="string" office:string-value="TELECSA S.A. 'ALEGRO'" calcext:value-type="string">
            <text:p><text:s/>TELECSA S.A. 'ALEGRO' </text:p>
          </table:table-cell>
          <table:table-cell table:style-name="ce102" office:value-type="float" office:value="13143.91" calcext:value-type="float">
            <text:p>13,144</text:p>
          </table:table-cell>
          <table:table-cell table:style-name="ce155" table:formula="of:=+[.G21]-[.J21]" office:value-type="float" office:value="-6840.39" calcext:value-type="float">
            <text:p>(684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06" calcext:value-type="string">
            <text:p><text:s/>4.2.01.06 </text:p>
          </table:table-cell>
          <table:table-cell table:style-name="ce80" office:value-type="string" office:string-value="SETEL &quot; TV CABLE &quot;" calcext:value-type="string">
            <text:p><text:s/>SETEL " TV CABLE " </text:p>
          </table:table-cell>
          <table:table-cell table:style-name="ce34"/>
          <table:table-cell table:style-name="ce102" office:value-type="float" office:value="2144.64" calcext:value-type="float">
            <text:p>2,145</text:p>
          </table:table-cell>
          <table:table-cell table:style-name="ce114"/>
          <table:table-cell table:style-name="ce102"/>
          <table:table-cell table:style-name="ce122" table:formula="of:=[.D22]+[.E22]-[.F22]" office:value-type="float" office:value="2144.64" calcext:value-type="float">
            <text:p>2,145</text:p>
          </table:table-cell>
          <table:table-cell table:style-name="ce10" office:value-type="string" office:string-value="4.2.01.06" calcext:value-type="string">
            <text:p><text:s/>4.2.01.06 </text:p>
          </table:table-cell>
          <table:table-cell table:style-name="ce80" office:value-type="string" office:string-value="SETEL &quot; TV CABLE &quot;" calcext:value-type="string">
            <text:p><text:s/>SETEL " TV CABLE " </text:p>
          </table:table-cell>
          <table:table-cell table:style-name="ce102" office:value-type="float" office:value="4165.82" calcext:value-type="float">
            <text:p>4,166</text:p>
          </table:table-cell>
          <table:table-cell table:style-name="ce155" table:formula="of:=+[.G22]-[.J22]" office:value-type="float" office:value="-2021.18" calcext:value-type="float">
            <text:p>(2021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2.01.11" calcext:value-type="string">
            <text:p><text:s/>4.2.01.11 </text:p>
          </table:table-cell>
          <table:table-cell table:style-name="ce80" office:value-type="string" office:string-value="ETAPA EP." calcext:value-type="string">
            <text:p><text:s/>ETAPA EP. </text:p>
          </table:table-cell>
          <table:table-cell table:style-name="ce34"/>
          <table:table-cell table:style-name="ce102" office:value-type="float" office:value="491.72" calcext:value-type="float">
            <text:p>492</text:p>
          </table:table-cell>
          <table:table-cell table:style-name="ce114"/>
          <table:table-cell table:style-name="ce102"/>
          <table:table-cell table:style-name="ce122" table:formula="of:=[.D23]+[.E23]-[.F23]" office:value-type="float" office:value="491.72" calcext:value-type="float">
            <text:p>492</text:p>
          </table:table-cell>
          <table:table-cell table:style-name="ce10" office:value-type="string" office:string-value="4.2.01.11" calcext:value-type="string">
            <text:p><text:s/>4.2.01.11 </text:p>
          </table:table-cell>
          <table:table-cell table:style-name="ce80" office:value-type="string" office:string-value="ETAPA EP." calcext:value-type="string">
            <text:p><text:s/>ETAPA EP. </text:p>
          </table:table-cell>
          <table:table-cell table:style-name="ce102" office:value-type="float" office:value="1163.8" calcext:value-type="float">
            <text:p>1,164</text:p>
          </table:table-cell>
          <table:table-cell table:style-name="ce155" table:formula="of:=+[.G23]-[.J23]" office:value-type="float" office:value="-672.08" calcext:value-type="float">
            <text:p>(672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0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3" calcext:value-type="string">
            <text:p><text:s/>4.1.01.03 </text:p>
          </table:table-cell>
          <table:table-cell table:style-name="ce31" office:value-type="string" office:string-value="Servicios complementarios, instalaciones y otros" calcext:value-type="string">
            <text:p><text:s/>Servicios complementarios, instalaciones y otros </text:p>
          </table:table-cell>
          <table:table-cell table:style-name="ce34"/>
          <table:table-cell table:style-name="ce102" office:value-type="float" office:value="840" calcext:value-type="float">
            <text:p>840</text:p>
          </table:table-cell>
          <table:table-cell table:style-name="ce114"/>
          <table:table-cell table:style-name="ce102"/>
          <table:table-cell table:style-name="ce122" table:formula="of:=[.D25]+[.E25]-[.F25]" office:value-type="float" office:value="840" calcext:value-type="float">
            <text:p>840</text:p>
          </table:table-cell>
          <table:table-cell table:style-name="ce10" office:value-type="string" office:string-value="4.1.01.03" calcext:value-type="string">
            <text:p><text:s/>4.1.01.03 </text:p>
          </table:table-cell>
          <table:table-cell table:style-name="ce31" office:value-type="string" office:string-value="Servicios complementarios, instalaciones y otros" calcext:value-type="string">
            <text:p><text:s/>Servicios complementarios, instalaciones y otros </text:p>
          </table:table-cell>
          <table:table-cell table:style-name="ce102" office:value-type="float" office:value="254.49" calcext:value-type="float">
            <text:p>254</text:p>
          </table:table-cell>
          <table:table-cell table:style-name="ce155" table:formula="of:=+[.G25]-[.J25]" office:value-type="float" office:value="585.51" calcext:value-type="float">
            <text:p>586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1.01.06" calcext:value-type="string">
            <text:p><text:s/>4.1.01.06 </text:p>
          </table:table-cell>
          <table:table-cell table:style-name="ce31" office:value-type="string" office:string-value="Consumo regional" calcext:value-type="string">
            <text:p><text:s/>Consumo regional 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26]+[.E26]-[.F26]" office:value-type="float" office:value="0" calcext:value-type="float">
            <text:p>0</text:p>
          </table:table-cell>
          <table:table-cell table:style-name="ce10" office:value-type="string" office:string-value="4.1.01.06" calcext:value-type="string">
            <text:p><text:s/>4.1.01.06 </text:p>
          </table:table-cell>
          <table:table-cell table:style-name="ce31" office:value-type="string" office:string-value="Consumo regional" calcext:value-type="string">
            <text:p><text:s/>Consumo regional </text:p>
          </table:table-cell>
          <table:table-cell table:style-name="ce102" office:value-type="float" office:value="0.5" calcext:value-type="float">
            <text:p>1</text:p>
          </table:table-cell>
          <table:table-cell table:style-name="ce155" table:formula="of:=+[.G26]-[.J26]" office:value-type="float" office:value="-0.5" calcext:value-type="float">
            <text:p>(1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 office:value-type="string" office:string-value="Otros servicios" calcext:value-type="string">
            <text:p><text:s/>Otros servicios </text:p>
          </table:table-cell>
          <table:table-cell table:style-name="ce34"/>
          <table:table-cell table:style-name="ce102" office:value-type="float" office:value="66690.81" calcext:value-type="float">
            <text:p>66,691</text:p>
          </table:table-cell>
          <table:table-cell table:style-name="ce114"/>
          <table:table-cell table:style-name="ce102"/>
          <table:table-cell table:style-name="ce122" table:formula="of:=[.D27]+[.E27]-[.F27]" office:value-type="float" office:value="66690.81" calcext:value-type="float">
            <text:p>66,691</text:p>
          </table:table-cell>
          <table:table-cell table:style-name="ce10"/>
          <table:table-cell table:style-name="ce31" office:value-type="string" office:string-value="Otros servicios" calcext:value-type="string">
            <text:p><text:s/>Otros servicios </text:p>
          </table:table-cell>
          <table:table-cell table:style-name="ce102" office:value-type="float" office:value="92804.95" calcext:value-type="float">
            <text:p>92,805</text:p>
          </table:table-cell>
          <table:table-cell table:style-name="ce155" table:formula="of:=+[.G27]-[.J27]" office:value-type="float" office:value="-26114.14" calcext:value-type="float">
            <text:p>(2611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3.01.01" calcext:value-type="string">
            <text:p><text:s/>4.3.01.01 </text:p>
          </table:table-cell>
          <table:table-cell table:style-name="ce31" office:value-type="string" office:string-value="Otros Ingresos" calcext:value-type="string">
            <text:p><text:s/>Otros Ingresos </text:p>
          </table:table-cell>
          <table:table-cell table:style-name="ce34"/>
          <table:table-cell table:style-name="ce102" office:value-type="float" office:value="3126.6" calcext:value-type="float">
            <text:p>3,127</text:p>
          </table:table-cell>
          <table:table-cell table:style-name="ce114"/>
          <table:table-cell table:style-name="ce102"/>
          <table:table-cell table:style-name="ce122" table:formula="of:=[.D28]+[.E28]-[.F28]" office:value-type="float" office:value="3126.6" calcext:value-type="float">
            <text:p>3,127</text:p>
          </table:table-cell>
          <table:table-cell table:style-name="ce10" office:value-type="string" office:string-value="4.3.01.01" calcext:value-type="string">
            <text:p><text:s/>4.3.01.01 </text:p>
          </table:table-cell>
          <table:table-cell table:style-name="ce31" office:value-type="string" office:string-value="Otros Ingresos" calcext:value-type="string">
            <text:p><text:s/>Otros Ingresos </text:p>
          </table:table-cell>
          <table:table-cell table:style-name="ce102" office:value-type="float" office:value="456.33" calcext:value-type="float">
            <text:p>456</text:p>
          </table:table-cell>
          <table:table-cell table:style-name="ce155" table:formula="of:=+[.G28]-[.J28]" office:value-type="float" office:value="2670.27" calcext:value-type="float">
            <text:p>2670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31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1" office:value-type="string" office:string-value="DESCUENTOS" calcext:value-type="string">
            <text:p><text:s/>DESCUENTOS </text:p>
          </table:table-cell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81" office:value-type="string" office:string-value="DESCUENTOS" calcext:value-type="string">
            <text:p><text:s/>DESCUENTOS </text:p>
          </table:table-cell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4.01.01" calcext:value-type="string">
            <text:p><text:s/>4.4.01.01 </text:p>
          </table:table-cell>
          <table:table-cell table:style-name="ce80" office:value-type="string" office:string-value="Descuento por tercera edad" calcext:value-type="string">
            <text:p><text:s/>Descuento por tercera edad </text:p>
          </table:table-cell>
          <table:table-cell table:style-name="ce34"/>
          <table:table-cell table:style-name="ce102" office:value-type="float" office:value="-1497.95" calcext:value-type="float">
            <text:p>-1,498</text:p>
          </table:table-cell>
          <table:table-cell table:style-name="ce114"/>
          <table:table-cell table:style-name="ce102"/>
          <table:table-cell table:style-name="ce122" table:formula="of:=[.D31]+[.E31]-[.F31]" office:value-type="float" office:value="-1497.95" calcext:value-type="float">
            <text:p>-1,498</text:p>
          </table:table-cell>
          <table:table-cell table:style-name="ce10" office:value-type="string" office:string-value="4.4.01.01" calcext:value-type="string">
            <text:p><text:s/>4.4.01.01 </text:p>
          </table:table-cell>
          <table:table-cell table:style-name="ce80" office:value-type="string" office:string-value="Descuento por tercera edad" calcext:value-type="string">
            <text:p><text:s/>Descuento por tercera edad </text:p>
          </table:table-cell>
          <table:table-cell table:style-name="ce102" office:value-type="float" office:value="-2394.13" calcext:value-type="float">
            <text:p>-2,394</text:p>
          </table:table-cell>
          <table:table-cell table:style-name="ce155" table:formula="of:=+[.G31]-[.J31]" office:value-type="float" office:value="896.18" calcext:value-type="float">
            <text:p>896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4.4.01.02" calcext:value-type="string">
            <text:p><text:s/>4.4.01.02 </text:p>
          </table:table-cell>
          <table:table-cell table:style-name="ce80" office:value-type="string" office:string-value="Descuento en ventas / servicios" calcext:value-type="string">
            <text:p><text:s/>Descuento en ventas / servicios </text:p>
          </table:table-cell>
          <table:table-cell table:style-name="ce34"/>
          <table:table-cell table:style-name="ce102" office:value-type="float" office:value="0" calcext:value-type="float">
            <text:p>0</text:p>
          </table:table-cell>
          <table:table-cell table:style-name="ce114"/>
          <table:table-cell table:style-name="ce102"/>
          <table:table-cell table:style-name="ce122" table:formula="of:=[.D32]+[.E32]-[.F32]" office:value-type="float" office:value="0" calcext:value-type="float">
            <text:p>0</text:p>
          </table:table-cell>
          <table:table-cell table:style-name="ce10" office:value-type="string" office:string-value="4.4.01.02" calcext:value-type="string">
            <text:p><text:s/>4.4.01.02 </text:p>
          </table:table-cell>
          <table:table-cell table:style-name="ce80" office:value-type="string" office:string-value="Descuento en ventas / servicios" calcext:value-type="string">
            <text:p><text:s/>Descuento en ventas / servicios </text:p>
          </table:table-cell>
          <table:table-cell table:style-name="ce102" office:value-type="float" office:value="0" calcext:value-type="float">
            <text:p>0</text:p>
          </table:table-cell>
          <table:table-cell table:style-name="ce155" table:formula="of:=+[.G32]-[.J3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2"/>
          <table:table-cell table:style-name="ce114"/>
          <table:table-cell table:style-name="ce102"/>
          <table:table-cell table:style-name="ce122"/>
          <table:table-cell table:style-name="ce10"/>
          <table:table-cell table:style-name="ce31"/>
          <table:table-cell table:style-name="ce10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3" table:formula="of:=SUM([.D9:.D33])" office:value-type="float" office:value="617701.4" calcext:value-type="float">
            <text:p>617,701</text:p>
          </table:table-cell>
          <table:table-cell table:style-name="ce103" table:formula="of:=SUM([.E9:.E33])" office:value-type="float" office:value="0" calcext:value-type="float">
            <text:p>0</text:p>
          </table:table-cell>
          <table:table-cell table:style-name="ce103" table:formula="of:=SUM([.F9:.F33])" office:value-type="float" office:value="0" calcext:value-type="float">
            <text:p>0</text:p>
          </table:table-cell>
          <table:table-cell table:style-name="ce103" table:formula="of:=SUM([.G9:.G33])" office:value-type="float" office:value="617701.4" calcext:value-type="float">
            <text:p>617,701</text:p>
          </table:table-cell>
          <table:table-cell table:style-name="ce43" table:number-columns-repeated="2"/>
          <table:table-cell table:style-name="ce103" table:formula="of:=SUM([.J9:.J33])" office:value-type="float" office:value="781099.49" calcext:value-type="float">
            <text:p>781,099</text:p>
          </table:table-cell>
          <table:table-cell table:style-name="ce157" table:formula="of:=SUM([.K9:.K33])" office:value-type="float" office:value="-163398.09" calcext:value-type="float">
            <text:p>(163398)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20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4" table:number-columns-repeated="2"/>
          <table:table-cell table:style-name="ce106"/>
          <table:table-cell table:style-name="ce117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4" office:value-type="string" calcext:value-type="string">
            <text:p>Ventas e Ingresos</text:p>
          </table:table-cell>
          <table:table-cell table:style-name="ce54"/>
          <table:table-cell table:style-name="ce106"/>
          <table:table-cell table:style-name="ce117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6" office:value-type="string" calcext:value-type="string">
            <text:p>Servicios especializados de Mantenimiento</text:p>
          </table:table-cell>
          <table:table-cell table:style-name="ce54"/>
          <table:table-cell table:style-name="ce107" table:formula="of:=[.G10]" office:value-type="float" office:value="0" calcext:value-type="float">
            <text:p>0</text:p>
          </table:table-cell>
          <table:table-cell table:style-name="ce107" table:formula="of:=[.J10]" office:value-type="float" office:value="0" calcext:value-type="float">
            <text:p>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6" office:value-type="string" calcext:value-type="string">
            <text:p>Pensión Básica</text:p>
          </table:table-cell>
          <table:table-cell table:style-name="ce54"/>
          <table:table-cell table:style-name="ce107" table:formula="of:=[.G11]" office:value-type="float" office:value="101984.64" calcext:value-type="float">
            <text:p>101,985</text:p>
          </table:table-cell>
          <table:table-cell table:style-name="ce107" table:formula="of:=[.J11]" office:value-type="float" office:value="151904.19" calcext:value-type="float">
            <text:p>151,904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Consumo Celular</text:p>
          </table:table-cell>
          <table:table-cell table:style-name="ce57"/>
          <table:table-cell table:style-name="ce108" table:formula="of:=[.G12]" office:value-type="float" office:value="266884.58" calcext:value-type="float">
            <text:p>266,885</text:p>
          </table:table-cell>
          <table:table-cell table:style-name="ce108" table:formula="of:=[.J12]" office:value-type="float" office:value="237998.87" calcext:value-type="float">
            <text:p>237,999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Consumo Local</text:p>
          </table:table-cell>
          <table:table-cell table:style-name="ce57"/>
          <table:table-cell table:style-name="ce108" table:formula="of:=[.G13]" office:value-type="float" office:value="21117.13" calcext:value-type="float">
            <text:p>21,117</text:p>
          </table:table-cell>
          <table:table-cell table:style-name="ce108" table:formula="of:=[.J13]" office:value-type="float" office:value="39129.12" calcext:value-type="float">
            <text:p>39,129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Interconexión</text:p>
          </table:table-cell>
          <table:table-cell table:style-name="ce57"/>
          <table:table-cell table:style-name="ce108" table:formula="of:=SUM([.G17:.G24])" office:value-type="float" office:value="147191.49" calcext:value-type="float">
            <text:p>147,191</text:p>
          </table:table-cell>
          <table:table-cell table:style-name="ce108" table:formula="of:=SUM([.J17:.J24])" office:value-type="float" office:value="242325.87" calcext:value-type="float">
            <text:p>242,326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Consumo Nacional e Internacional</text:p>
          </table:table-cell>
          <table:table-cell table:style-name="ce57"/>
          <table:table-cell table:style-name="ce108" table:formula="of:=[.G14]+[.G15]" office:value-type="float" office:value="11364.1" calcext:value-type="float">
            <text:p>11,364</text:p>
          </table:table-cell>
          <table:table-cell table:style-name="ce108" table:formula="of:=[.J14]+[.J15]" office:value-type="float" office:value="18619.3" calcext:value-type="float">
            <text:p>18,619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8" office:value-type="string" calcext:value-type="string">
            <text:p>Otros Servicios</text:p>
          </table:table-cell>
          <table:table-cell table:style-name="ce57"/>
          <table:table-cell table:style-name="ce108" table:formula="of:=SUM([.G25:.G27])" office:value-type="float" office:value="67530.81" calcext:value-type="float">
            <text:p>67,531</text:p>
          </table:table-cell>
          <table:table-cell table:style-name="ce108" table:formula="of:=SUM([.J25:.J27])" office:value-type="float" office:value="93059.94" calcext:value-type="float">
            <text:p>93,06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89" office:value-type="string" calcext:value-type="string">
            <text:p>Sub-Total</text:p>
          </table:table-cell>
          <table:table-cell table:style-name="ce57"/>
          <table:table-cell table:style-name="ce109" table:formula="of:=SUM([.D40:.D46])" office:value-type="float" office:value="616072.75" calcext:value-type="float">
            <text:p>616,073</text:p>
          </table:table-cell>
          <table:table-cell table:style-name="ce109" table:formula="of:=SUM([.E40:.E46])" office:value-type="float" office:value="783037.29" calcext:value-type="float">
            <text:p>783,037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0"/>
          <table:table-cell table:style-name="ce57"/>
          <table:table-cell table:style-name="ce108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0" office:value-type="string" calcext:value-type="string">
            <text:p>Menos Descuentos Concedidos</text:p>
          </table:table-cell>
          <table:table-cell table:style-name="ce57"/>
          <table:table-cell table:style-name="ce108" table:formula="of:=SUM([.G30:.G33])" office:value-type="float" office:value="-1497.95" calcext:value-type="float">
            <text:p>-1,498</text:p>
          </table:table-cell>
          <table:table-cell table:style-name="ce108" table:formula="of:=SUM([.J30:.J33])" office:value-type="float" office:value="-2394.13" calcext:value-type="float">
            <text:p>-2,394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90" office:value-type="string" calcext:value-type="string">
            <text:p>Otros Ingresos</text:p>
          </table:table-cell>
          <table:table-cell table:style-name="ce57"/>
          <table:table-cell table:style-name="ce108" table:formula="of:=[.G28]" office:value-type="float" office:value="3126.6" calcext:value-type="float">
            <text:p>3,127</text:p>
          </table:table-cell>
          <table:table-cell table:style-name="ce108" table:formula="of:=[.J28]" office:value-type="float" office:value="456.33" calcext:value-type="float">
            <text:p>456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table:number-columns-repeated="2"/>
          <table:table-cell table:style-name="ce110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3" table:formula="of:=SUM([.D47:.D51])" office:value-type="float" office:value="617701.4" calcext:value-type="float">
            <text:p>617,701</text:p>
          </table:table-cell>
          <table:table-cell table:style-name="ce103" table:formula="of:=SUM([.E47:.E51])" office:value-type="float" office:value="781099.49" calcext:value-type="float">
            <text:p>781,099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20" table:number-columns-repeated="10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4">
          <table:table-cell table:style-name="ce20" table:number-columns-repeated="12"/>
          <table:table-cell table:number-columns-repeated="101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ueba de Ventas" table:style-name="ta2">
        <table:table-column table:style-name="co10" table:default-cell-style-name="ce6"/>
        <table:table-column table:style-name="co9" table:default-cell-style-name="ce6"/>
        <table:table-column table:style-name="co1" table:number-columns-repeated="4" table:default-cell-style-name="ce151"/>
        <table:table-column table:style-name="co11" table:default-cell-style-name="ce151"/>
        <table:table-column table:style-name="co1" table:number-columns-repeated="4" table:default-cell-style-name="ce151"/>
        <table:table-column table:style-name="co9" table:number-columns-repeated="6" table:default-cell-style-name="ce6"/>
        <table:table-column table:style-name="co12" table:default-cell-style-name="ce181"/>
        <table:table-column table:style-name="co9" table:number-columns-repeated="1005" table:default-cell-style-name="ce6"/>
        <table:table-column table:style-name="co9" table:default-cell-style-name="Default"/>
        <table:table-row table:style-name="ro2">
          <table:table-cell/>
          <table:table-cell table:style-name="ce146" office:value-type="string" calcext:value-type="string">
            <text:p>LINKOTEL S.A.</text:p>
          </table:table-cell>
          <table:table-cell table:style-name="ce149" table:number-columns-repeated="3"/>
          <table:table-cell table:number-columns-repeated="1019"/>
        </table:table-row>
        <table:table-row table:style-name="ro2">
          <table:table-cell/>
          <table:table-cell table:style-name="ce147" office:value-type="string" calcext:value-type="string">
            <text:p>PRUEBA DE VENTAS</text:p>
          </table:table-cell>
          <table:table-cell table:style-name="ce150" table:number-columns-repeated="3"/>
          <table:table-cell table:number-columns-repeated="1019"/>
        </table:table-row>
        <table:table-row table:style-name="ro2">
          <table:table-cell/>
          <table:table-cell table:style-name="ce147" office:value-type="string" calcext:value-type="string">
            <text:p>Al 31 de diciembre del 2021 (Importes en US dolares)</text:p>
          </table:table-cell>
          <table:table-cell table:style-name="ce150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9"/>
          <table:table-cell table:number-columns-repeated="2" table:style-name="ce198" office:value-type="string" calcext:value-type="string">
            <text:p>Total</text:p>
          </table:table-cell>
          <table:table-cell table:style-name="ce204" office:value-type="string" calcext:value-type="string">
            <text:p>Total</text:p>
          </table:table-cell>
          <table:table-cell table:style-name="ce198" office:value-type="string" calcext:value-type="string">
            <text:p>Mayor</text:p>
          </table:table-cell>
          <table:table-cell table:style-name="ce198" office:value-type="string" calcext:value-type="string">
            <text:p>Declaraciones</text:p>
          </table:table-cell>
          <table:table-cell table:style-name="ce198"/>
          <table:table-cell table:style-name="ce216"/>
          <table:table-cell table:style-name="ce198" office:value-type="string" calcext:value-type="string">
            <text:p>Reportes</text:p>
          </table:table-cell>
          <table:table-cell table:style-name="ce198"/>
          <table:table-cell/>
          <table:table-cell table:style-name="ce172" office:value-type="string" calcext:value-type="string">
            <text:p>CONCILIACION CON DEPOSITOS EN BANCOS:</text:p>
          </table:table-cell>
          <table:table-cell table:style-name="ce176" table:number-columns-repeated="4"/>
          <table:table-cell table:style-name="ce182" office:value-type="string" calcext:value-type="string">
            <text:p>US$</text:p>
          </table:table-cell>
          <table:table-cell table:number-columns-repeated="1006"/>
        </table:table-row>
        <table:table-row table:style-name="ro2">
          <table:table-cell/>
          <table:table-cell table:style-name="ce190"/>
          <table:table-cell table:style-name="ce199" office:value-type="string" calcext:value-type="string">
            <text:p>Ventas</text:p>
          </table:table-cell>
          <table:table-cell table:style-name="ce199" office:value-type="string" calcext:value-type="string">
            <text:p>Interconexiones</text:p>
          </table:table-cell>
          <table:table-cell table:style-name="ce205" office:value-type="string" calcext:value-type="string">
            <text:p>Descuentos</text:p>
          </table:table-cell>
          <table:table-cell table:style-name="ce199" office:value-type="string" calcext:value-type="string">
            <text:p>general</text:p>
          </table:table-cell>
          <table:table-cell table:style-name="ce199" office:value-type="string" calcext:value-type="string">
            <text:p>de IVA</text:p>
          </table:table-cell>
          <table:table-cell table:style-name="ce199" office:value-type="string" calcext:value-type="string">
            <text:p>Diferencia</text:p>
          </table:table-cell>
          <table:table-cell table:style-name="ce216"/>
          <table:table-cell table:style-name="ce199" office:value-type="string" calcext:value-type="string">
            <text:p>de ventas</text:p>
          </table:table-cell>
          <table:table-cell table:style-name="ce199" office:value-type="string" calcext:value-type="string">
            <text:p>Diferencia</text:p>
          </table:table-cell>
          <table:table-cell/>
          <table:table-cell table:style-name="ce173"/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91"/>
          <table:table-cell table:style-name="ce156" table:number-columns-repeated="3"/>
          <table:table-cell table:style-name="ce164" table:number-columns-repeated="2"/>
          <table:table-cell table:style-name="ce212"/>
          <table:table-cell table:style-name="ce156"/>
          <table:table-cell table:style-name="ce164"/>
          <table:table-cell table:style-name="ce212"/>
          <table:table-cell/>
          <table:table-cell table:style-name="ce173" office:value-type="string" calcext:value-type="string">
            <text:p>Saldo inicial de clientes en-20</text:p>
          </table:table-cell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92" office:value-type="string" calcext:value-type="string">
            <text:p>Enero</text:p>
          </table:table-cell>
          <table:table-cell table:style-name="ce158" table:formula="of:=50230.11-8.1" office:value-type="float" office:value="50222.01" calcext:value-type="float">
            <text:p>50222.01</text:p>
          </table:table-cell>
          <table:table-cell table:style-name="ce158" office:value-type="float" office:value="23701.91" calcext:value-type="float">
            <text:p>23701.91</text:p>
          </table:table-cell>
          <table:table-cell table:style-name="ce158" office:value-type="float" office:value="-185.47" calcext:value-type="float">
            <text:p>-185.47</text:p>
          </table:table-cell>
          <table:table-cell table:style-name="ce208" table:formula="of:=SUM([.C8:.E8])" office:value-type="float" office:value="73738.45" calcext:value-type="float">
            <text:p>73738.45</text:p>
          </table:table-cell>
          <table:table-cell table:style-name="ce208" office:value-type="float" office:value="78770.71" calcext:value-type="float">
            <text:p>78770.71</text:p>
          </table:table-cell>
          <table:table-cell table:style-name="ce213" table:formula="of:=[.F8]-[.G8]" office:value-type="float" office:value="-5032.26000000001" calcext:value-type="float">
            <text:p>-5032.26</text:p>
          </table:table-cell>
          <table:table-cell table:style-name="ce170"/>
          <table:table-cell table:style-name="ce208" office:value-type="float" office:value="73738.45" calcext:value-type="float">
            <text:p>73738.45</text:p>
          </table:table-cell>
          <table:table-cell table:style-name="ce213" table:formula="of:=[.F8]-[.J8]" office:value-type="float" office:value="0" calcext:value-type="float">
            <text:p>0.00</text:p>
          </table:table-cell>
          <table:table-cell/>
          <table:table-cell table:style-name="ce173" office:value-type="string" calcext:value-type="string">
            <text:p>Mas Ventas netas</text:p>
          </table:table-cell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92" office:value-type="string" calcext:value-type="string">
            <text:p>Febrero</text:p>
          </table:table-cell>
          <table:table-cell table:style-name="ce158" table:formula="of:=57342.06-82.07" office:value-type="float" office:value="57259.99" calcext:value-type="float">
            <text:p>57259.99</text:p>
          </table:table-cell>
          <table:table-cell table:style-name="ce158" office:value-type="float" office:value="16509.19" calcext:value-type="float">
            <text:p>16509.19</text:p>
          </table:table-cell>
          <table:table-cell table:style-name="ce158" office:value-type="float" office:value="-186.72" calcext:value-type="float">
            <text:p>-186.72</text:p>
          </table:table-cell>
          <table:table-cell table:style-name="ce208" table:formula="of:=SUM([.C9:.E9])" office:value-type="float" office:value="73582.46" calcext:value-type="float">
            <text:p>73582.46</text:p>
          </table:table-cell>
          <table:table-cell table:style-name="ce208" office:value-type="float" office:value="79635.71" calcext:value-type="float">
            <text:p>79635.71</text:p>
          </table:table-cell>
          <table:table-cell table:style-name="ce213" table:formula="of:=[.F9]-[.G9]" office:value-type="float" office:value="-6053.25000000001" calcext:value-type="float">
            <text:p>-6053.25</text:p>
          </table:table-cell>
          <table:table-cell table:style-name="ce170"/>
          <table:table-cell table:style-name="ce208" office:value-type="float" office:value="73582.46" calcext:value-type="float">
            <text:p>73582.46</text:p>
          </table:table-cell>
          <table:table-cell table:style-name="ce213" table:formula="of:=[.F9]-[.J9]" office:value-type="float" office:value="0" calcext:value-type="float">
            <text:p>0.00</text:p>
          </table:table-cell>
          <table:table-cell/>
          <table:table-cell table:style-name="ce173" office:value-type="string" calcext:value-type="string">
            <text:p>Menos saldo final de clientes oct-20</text:p>
          </table:table-cell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92" office:value-type="string" calcext:value-type="string">
            <text:p>Marzo</text:p>
          </table:table-cell>
          <table:table-cell table:style-name="ce158" table:formula="of:=65341.79" office:value-type="float" office:value="65341.79" calcext:value-type="float">
            <text:p>65341.79</text:p>
          </table:table-cell>
          <table:table-cell table:style-name="ce158" office:value-type="float" office:value="14514.77" calcext:value-type="float">
            <text:p>14514.77</text:p>
          </table:table-cell>
          <table:table-cell table:style-name="ce158" office:value-type="float" office:value="-185.86" calcext:value-type="float">
            <text:p>-185.86</text:p>
          </table:table-cell>
          <table:table-cell table:style-name="ce208" table:formula="of:=SUM([.C10:.E10])" office:value-type="float" office:value="79670.7" calcext:value-type="float">
            <text:p>79670.70</text:p>
          </table:table-cell>
          <table:table-cell table:style-name="ce208" office:value-type="float" office:value="86952.48" calcext:value-type="float">
            <text:p>86952.48</text:p>
          </table:table-cell>
          <table:table-cell table:style-name="ce213" table:formula="of:=[.F10]-[.G10]" office:value-type="float" office:value="-7281.78" calcext:value-type="float">
            <text:p>-7281.78</text:p>
          </table:table-cell>
          <table:table-cell table:style-name="ce170"/>
          <table:table-cell table:style-name="ce208" office:value-type="float" office:value="79670.7" calcext:value-type="float">
            <text:p>79670.70</text:p>
          </table:table-cell>
          <table:table-cell table:style-name="ce213" table:formula="of:=[.F10]-[.J10]" office:value-type="float" office:value="0" calcext:value-type="float">
            <text:p>0.00</text:p>
          </table:table-cell>
          <table:table-cell/>
          <table:table-cell table:style-name="ce173"/>
          <table:table-cell table:number-columns-repeated="4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92" office:value-type="string" calcext:value-type="string">
            <text:p>Abril</text:p>
          </table:table-cell>
          <table:table-cell table:style-name="ce158" table:formula="of:=56591.69-5.17" office:value-type="float" office:value="56586.52" calcext:value-type="float">
            <text:p>56586.52</text:p>
          </table:table-cell>
          <table:table-cell table:style-name="ce158" office:value-type="float" office:value="17969.95" calcext:value-type="float">
            <text:p>17969.95</text:p>
          </table:table-cell>
          <table:table-cell table:style-name="ce158" office:value-type="float" office:value="-179.98" calcext:value-type="float">
            <text:p>-179.98</text:p>
          </table:table-cell>
          <table:table-cell table:style-name="ce208" table:formula="of:=SUM([.C11:.E11])" office:value-type="float" office:value="74376.49" calcext:value-type="float">
            <text:p>74376.49</text:p>
          </table:table-cell>
          <table:table-cell table:style-name="ce208" office:value-type="float" office:value="80280.37" calcext:value-type="float">
            <text:p>80280.37</text:p>
          </table:table-cell>
          <table:table-cell table:style-name="ce213" table:formula="of:=[.F11]-[.G11]" office:value-type="float" office:value="-5903.87999999999" calcext:value-type="float">
            <text:p>-5903.88</text:p>
          </table:table-cell>
          <table:table-cell table:style-name="ce170"/>
          <table:table-cell table:style-name="ce208" office:value-type="float" office:value="74376.49" calcext:value-type="float">
            <text:p>74376.49</text:p>
          </table:table-cell>
          <table:table-cell table:style-name="ce213" table:formula="of:=[.F11]-[.J11]" office:value-type="float" office:value="0" calcext:value-type="float">
            <text:p>0.00</text:p>
          </table:table-cell>
          <table:table-cell/>
          <table:table-cell table:style-name="ce172" office:value-type="string" calcext:value-type="string">
            <text:p>Cobranzas de enero a octubre 2020</text:p>
          </table:table-cell>
          <table:table-cell table:style-name="ce176" table:number-columns-repeated="3"/>
          <table:table-cell table:style-name="ce178"/>
          <table:table-cell table:style-name="ce184"/>
          <table:table-cell table:number-columns-repeated="1006"/>
        </table:table-row>
        <table:table-row table:style-name="ro2">
          <table:table-cell/>
          <table:table-cell table:style-name="ce192" office:value-type="string" calcext:value-type="string">
            <text:p>Mayo</text:p>
          </table:table-cell>
          <table:table-cell table:style-name="ce158" table:formula="of:=86804.12-0.61" office:value-type="float" office:value="86803.51" calcext:value-type="float">
            <text:p>86803.51</text:p>
          </table:table-cell>
          <table:table-cell table:style-name="ce158" office:value-type="float" office:value="18837.47" calcext:value-type="float">
            <text:p>18837.47</text:p>
          </table:table-cell>
          <table:table-cell table:style-name="ce158" office:value-type="float" office:value="-180.99" calcext:value-type="float">
            <text:p>-180.99</text:p>
          </table:table-cell>
          <table:table-cell table:style-name="ce208" table:formula="of:=SUM([.C12:.E12])" office:value-type="float" office:value="105459.99" calcext:value-type="float">
            <text:p>105459.99</text:p>
          </table:table-cell>
          <table:table-cell table:style-name="ce208" office:value-type="float" office:value="115793.18" calcext:value-type="float">
            <text:p>115793.18</text:p>
          </table:table-cell>
          <table:table-cell table:style-name="ce213" table:formula="of:=[.F12]-[.G12]" office:value-type="float" office:value="-10333.19" calcext:value-type="float">
            <text:p>-10333.19</text:p>
          </table:table-cell>
          <table:table-cell table:style-name="ce170"/>
          <table:table-cell table:style-name="ce208" office:value-type="float" office:value="105459.99" calcext:value-type="float">
            <text:p>105459.99</text:p>
          </table:table-cell>
          <table:table-cell table:style-name="ce213" table:formula="of:=[.F12]-[.J12]" office:value-type="float" office:value="0" calcext:value-type="float">
            <text:p>0.00</text:p>
          </table:table-cell>
          <table:table-cell/>
          <table:table-cell table:style-name="ce173" office:value-type="string" calcext:value-type="string">
            <text:p>Depósitos según reportes de Servicio al Cliente</text:p>
          </table:table-cell>
          <table:table-cell table:number-columns-repeated="3"/>
          <table:table-cell table:style-name="ce179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92" office:value-type="string" calcext:value-type="string">
            <text:p>Junio</text:p>
          </table:table-cell>
          <table:table-cell table:style-name="ce158" table:formula="of:=48654.9" office:value-type="float" office:value="48654.9" calcext:value-type="float">
            <text:p>48654.90</text:p>
          </table:table-cell>
          <table:table-cell table:style-name="ce158" office:value-type="float" office:value="20943.37" calcext:value-type="float">
            <text:p>20943.37</text:p>
          </table:table-cell>
          <table:table-cell table:style-name="ce158" office:value-type="float" office:value="-184.74" calcext:value-type="float">
            <text:p>-184.74</text:p>
          </table:table-cell>
          <table:table-cell table:style-name="ce208" table:formula="of:=SUM([.C13:.E13])" office:value-type="float" office:value="69413.53" calcext:value-type="float">
            <text:p>69413.53</text:p>
          </table:table-cell>
          <table:table-cell table:style-name="ce208" office:value-type="float" office:value="74191.05" calcext:value-type="float">
            <text:p>74191.05</text:p>
          </table:table-cell>
          <table:table-cell table:style-name="ce213" table:formula="of:=[.F13]-[.G13]" office:value-type="float" office:value="-4777.52" calcext:value-type="float">
            <text:p>-4777.52</text:p>
          </table:table-cell>
          <table:table-cell table:style-name="ce170"/>
          <table:table-cell table:style-name="ce208" office:value-type="float" office:value="69413.53" calcext:value-type="float">
            <text:p>69413.53</text:p>
          </table:table-cell>
          <table:table-cell table:style-name="ce213" table:formula="of:=[.F13]-[.J13]" office:value-type="float" office:value="0" calcext:value-type="float">
            <text:p>0.00</text:p>
          </table:table-cell>
          <table:table-cell/>
          <table:table-cell table:style-name="ce173" office:value-type="string" calcext:value-type="string">
            <text:p>Pagos realizados por Telconet</text:p>
          </table:table-cell>
          <table:table-cell table:number-columns-repeated="3"/>
          <table:table-cell table:style-name="ce179"/>
          <table:table-cell table:style-name="ce183"/>
          <table:table-cell table:number-columns-repeated="1006"/>
        </table:table-row>
        <table:table-row table:style-name="ro2">
          <table:table-cell/>
          <table:table-cell table:style-name="ce192" office:value-type="string" calcext:value-type="string">
            <text:p>Julio</text:p>
          </table:table-cell>
          <table:table-cell table:style-name="ce158" table:formula="of:=52720.66" office:value-type="float" office:value="52720.66" calcext:value-type="float">
            <text:p>52720.66</text:p>
          </table:table-cell>
          <table:table-cell table:style-name="ce158" office:value-type="float" office:value="11939.77" calcext:value-type="float">
            <text:p>11939.77</text:p>
          </table:table-cell>
          <table:table-cell table:style-name="ce158" office:value-type="float" office:value="-197.47" calcext:value-type="float">
            <text:p>-197.47</text:p>
          </table:table-cell>
          <table:table-cell table:style-name="ce208" table:formula="of:=SUM([.C14:.E14])" office:value-type="float" office:value="64462.96" calcext:value-type="float">
            <text:p>64462.96</text:p>
          </table:table-cell>
          <table:table-cell table:style-name="ce208" office:value-type="float" office:value="69304.49" calcext:value-type="float">
            <text:p>69304.49</text:p>
          </table:table-cell>
          <table:table-cell table:style-name="ce213" table:formula="of:=[.F14]-[.G14]" office:value-type="float" office:value="-4841.53" calcext:value-type="float">
            <text:p>-4841.53</text:p>
          </table:table-cell>
          <table:table-cell table:style-name="ce170"/>
          <table:table-cell table:style-name="ce208" office:value-type="float" office:value="64462.96" calcext:value-type="float">
            <text:p>64462.96</text:p>
          </table:table-cell>
          <table:table-cell table:style-name="ce213" table:formula="of:=[.F14]-[.J14]" office:value-type="float" office:value="0" calcext:value-type="float">
            <text:p>0.00</text:p>
          </table:table-cell>
          <table:table-cell/>
          <table:table-cell table:style-name="ce174"/>
          <table:table-cell table:style-name="ce133" table:number-columns-repeated="3"/>
          <table:table-cell table:style-name="ce180"/>
          <table:table-cell table:style-name="ce185"/>
          <table:table-cell table:number-columns-repeated="1006"/>
        </table:table-row>
        <table:table-row table:style-name="ro2">
          <table:table-cell/>
          <table:table-cell table:style-name="ce192" office:value-type="string" calcext:value-type="string">
            <text:p>Agosto</text:p>
          </table:table-cell>
          <table:table-cell table:style-name="ce158" table:formula="of:=51296.34-4.46" office:value-type="float" office:value="51291.88" calcext:value-type="float">
            <text:p>51291.88</text:p>
          </table:table-cell>
          <table:table-cell table:style-name="ce158" office:value-type="float" office:value="22775.06" calcext:value-type="float">
            <text:p>22775.06</text:p>
          </table:table-cell>
          <table:table-cell table:style-name="ce158" office:value-type="float" office:value="-196.72" calcext:value-type="float">
            <text:p>-196.72</text:p>
          </table:table-cell>
          <table:table-cell table:style-name="ce208" table:formula="of:=SUM([.C15:.E15])" office:value-type="float" office:value="73870.22" calcext:value-type="float">
            <text:p>73870.22</text:p>
          </table:table-cell>
          <table:table-cell table:style-name="ce208"/>
          <table:table-cell table:style-name="ce213" table:formula="of:=[.F15]-[.G15]" office:value-type="float" office:value="73870.22" calcext:value-type="float">
            <text:p>73870.22</text:p>
          </table:table-cell>
          <table:table-cell table:style-name="ce170"/>
          <table:table-cell table:style-name="ce208"/>
          <table:table-cell table:style-name="ce213" table:formula="of:=[.F15]-[.J15]" office:value-type="float" office:value="73870.22" calcext:value-type="float">
            <text:p>73870.22</text:p>
          </table:table-cell>
          <table:table-cell/>
          <table:table-cell table:style-name="ce175" office:value-type="string" calcext:value-type="string">
            <text:p>Diferencia</text:p>
          </table:table-cell>
          <table:table-cell table:style-name="ce177"/>
          <table:table-cell table:style-name="ce134" table:number-columns-repeated="3"/>
          <table:table-cell table:style-name="ce186"/>
          <table:table-cell table:number-columns-repeated="1006"/>
        </table:table-row>
        <table:table-row table:style-name="ro2">
          <table:table-cell/>
          <table:table-cell table:style-name="ce192" office:value-type="string" calcext:value-type="string">
            <text:p>Septiembre</text:p>
          </table:table-cell>
          <table:table-cell table:style-name="ce158" table:number-columns-repeated="3"/>
          <table:table-cell table:style-name="ce208" table:formula="of:=SUM([.C16:.E16])" office:value-type="float" office:value="0" calcext:value-type="float">
            <text:p>0.00</text:p>
          </table:table-cell>
          <table:table-cell table:style-name="ce208"/>
          <table:table-cell table:style-name="ce213" table:formula="of:=[.F16]-[.G16]" office:value-type="float" office:value="0" calcext:value-type="float">
            <text:p>0.00</text:p>
          </table:table-cell>
          <table:table-cell table:style-name="ce170"/>
          <table:table-cell table:style-name="ce208"/>
          <table:table-cell table:style-name="ce213" table:formula="of:=[.F16]-[.J16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/>
          <table:table-cell table:style-name="ce192" office:value-type="string" calcext:value-type="string">
            <text:p>Octubre</text:p>
          </table:table-cell>
          <table:table-cell table:style-name="ce158" table:number-columns-repeated="3"/>
          <table:table-cell table:style-name="ce208" table:formula="of:=SUM([.C17:.E17])" office:value-type="float" office:value="0" calcext:value-type="float">
            <text:p>0.00</text:p>
          </table:table-cell>
          <table:table-cell table:style-name="ce208"/>
          <table:table-cell table:style-name="ce213" table:formula="of:=[.F17]-[.G17]" office:value-type="float" office:value="0" calcext:value-type="float">
            <text:p>0.00</text:p>
          </table:table-cell>
          <table:table-cell table:style-name="ce170"/>
          <table:table-cell table:style-name="ce208"/>
          <table:table-cell table:style-name="ce213" table:formula="of:=[.F17]-[.J17]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/>
          <table:table-cell table:style-name="ce192" office:value-type="string" calcext:value-type="string">
            <text:p>Noviembre</text:p>
          </table:table-cell>
          <table:table-cell table:style-name="ce158" table:number-columns-repeated="3"/>
          <table:table-cell table:style-name="ce208" table:formula="of:=SUM([.C18:.E18])" office:value-type="float" office:value="0" calcext:value-type="float">
            <text:p>0.00</text:p>
          </table:table-cell>
          <table:table-cell table:style-name="ce208"/>
          <table:table-cell table:style-name="ce213"/>
          <table:table-cell table:style-name="ce170"/>
          <table:table-cell table:style-name="ce208"/>
          <table:table-cell table:style-name="ce213"/>
          <table:table-cell table:number-columns-repeated="1013"/>
        </table:table-row>
        <table:table-row table:style-name="ro2">
          <table:table-cell/>
          <table:table-cell table:style-name="ce192" office:value-type="string" calcext:value-type="string">
            <text:p>Diciembre</text:p>
          </table:table-cell>
          <table:table-cell table:style-name="ce158" table:number-columns-repeated="3"/>
          <table:table-cell table:style-name="ce208" table:formula="of:=SUM([.C19:.E19])" office:value-type="float" office:value="0" calcext:value-type="float">
            <text:p>0.00</text:p>
          </table:table-cell>
          <table:table-cell table:style-name="ce208"/>
          <table:table-cell table:style-name="ce213"/>
          <table:table-cell table:style-name="ce170"/>
          <table:table-cell table:style-name="ce208"/>
          <table:table-cell table:style-name="ce213"/>
          <table:table-cell table:number-columns-repeated="1013"/>
        </table:table-row>
        <table:table-row table:style-name="ro2">
          <table:table-cell/>
          <table:table-cell table:style-name="ce192"/>
          <table:table-cell table:style-name="ce159" table:number-columns-repeated="3"/>
          <table:table-cell table:style-name="ce208" table:formula="of:=SUM([.C20:.E20])" office:value-type="float" office:value="0" calcext:value-type="float">
            <text:p>0.00</text:p>
          </table:table-cell>
          <table:table-cell table:style-name="ce211"/>
          <table:table-cell table:style-name="ce214"/>
          <table:table-cell table:style-name="ce169"/>
          <table:table-cell table:style-name="ce211"/>
          <table:table-cell table:style-name="ce214"/>
          <table:table-cell table:number-columns-repeated="1013"/>
        </table:table-row>
        <table:table-row table:style-name="ro2">
          <table:table-cell/>
          <table:table-cell table:style-name="ce193" office:value-type="string" calcext:value-type="string">
            <text:p>TOTAL</text:p>
          </table:table-cell>
          <table:table-cell table:style-name="ce160" table:formula="of:=SUM([.C8:.C17])" office:value-type="float" office:value="468881.26" calcext:value-type="float">
            <text:p>468881.26</text:p>
          </table:table-cell>
          <table:table-cell table:style-name="ce160" table:formula="of:=SUM([.D8:.D17])" office:value-type="float" office:value="147191.49" calcext:value-type="float">
            <text:p>147191.49</text:p>
          </table:table-cell>
          <table:table-cell table:style-name="ce163" table:formula="of:=SUM([.E8:.E17])" office:value-type="float" office:value="-1497.95" calcext:value-type="float">
            <text:p>-1497.95</text:p>
          </table:table-cell>
          <table:table-cell table:style-name="ce209" table:formula="of:=SUM([.F8:.F17])" office:value-type="float" office:value="614574.8" calcext:value-type="float">
            <text:p>614574.80</text:p>
          </table:table-cell>
          <table:table-cell table:style-name="ce209" table:formula="of:=SUM([.G8:.G17])" office:value-type="float" office:value="584927.99" calcext:value-type="float">
            <text:p>584927.99</text:p>
          </table:table-cell>
          <table:table-cell table:style-name="ce215" table:formula="of:=SUM([.H8:.H17])" office:value-type="float" office:value="29646.81" calcext:value-type="float">
            <text:p>29646.81</text:p>
          </table:table-cell>
          <table:table-cell/>
          <table:table-cell table:style-name="ce211" table:formula="of:=SUM([.J8:.J17])" office:value-type="float" office:value="540704.58" calcext:value-type="float">
            <text:p>540704.58</text:p>
          </table:table-cell>
          <table:table-cell table:style-name="ce214" table:formula="of:=SUM([.K8:.K17])" office:value-type="float" office:value="73870.22" calcext:value-type="float">
            <text:p>73870.22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6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tros Ingresos No Operacional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98" office:value-type="string" calcext:value-type="string">
            <text:p>Total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9" office:value-type="string" calcext:value-type="string">
            <text:p>Venta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56"/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Enero</text:p>
          </table:table-cell>
          <table:table-cell table:style-name="ce158" office:value-type="float" office:value="2116.6" calcext:value-type="float">
            <text:p>2116.60</text:p>
          </table:table-cell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Febrero</text:p>
          </table:table-cell>
          <table:table-cell table:style-name="ce158" office:value-type="float" office:value="806.51" calcext:value-type="float">
            <text:p>806.51</text:p>
          </table:table-cell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Marzo</text:p>
          </table:table-cell>
          <table:table-cell table:style-name="ce158" office:value-type="float" office:value="60.67" calcext:value-type="float">
            <text:p>60.67</text:p>
          </table:table-cell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Abril</text:p>
          </table:table-cell>
          <table:table-cell table:style-name="ce158" office:value-type="float" office:value="13.98" calcext:value-type="float">
            <text:p>13.98</text:p>
          </table:table-cell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Mayo</text:p>
          </table:table-cell>
          <table:table-cell table:style-name="ce158" office:value-type="float" office:value="120.25" calcext:value-type="float">
            <text:p>120.25</text:p>
          </table:table-cell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Junio</text:p>
          </table:table-cell>
          <table:table-cell table:style-name="ce158" office:value-type="float" office:value="1.25" calcext:value-type="float">
            <text:p>1.25</text:p>
          </table:table-cell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Julio</text:p>
          </table:table-cell>
          <table:table-cell table:style-name="ce158" office:value-type="float" office:value="1.06" calcext:value-type="float">
            <text:p>1.06</text:p>
          </table:table-cell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Agosto</text:p>
          </table:table-cell>
          <table:table-cell table:style-name="ce158" office:value-type="float" office:value="6.28" calcext:value-type="float">
            <text:p>6.28</text:p>
          </table:table-cell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Septiembre</text:p>
          </table:table-cell>
          <table:table-cell table:style-name="ce158"/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Octubre</text:p>
          </table:table-cell>
          <table:table-cell table:style-name="ce158"/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Noviembre</text:p>
          </table:table-cell>
          <table:table-cell table:style-name="ce158"/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Diciembre</text:p>
          </table:table-cell>
          <table:table-cell table:style-name="ce158"/>
          <table:table-cell table:number-columns-repeated="1021"/>
        </table:table-row>
        <table:table-row table:style-name="ro2">
          <table:table-cell/>
          <table:table-cell table:style-name="ce148"/>
          <table:table-cell table:style-name="ce159"/>
          <table:table-cell table:number-columns-repeated="1021"/>
        </table:table-row>
        <table:table-row table:style-name="ro2">
          <table:table-cell/>
          <table:table-cell table:style-name="ce148" office:value-type="string" calcext:value-type="string">
            <text:p>TOTAL</text:p>
          </table:table-cell>
          <table:table-cell table:style-name="ce160" table:formula="of:=SUM([.C30:.C39])" office:value-type="float" office:value="3126.6" calcext:value-type="float">
            <text:p>3126.60</text:p>
          </table:table-cell>
          <table:table-cell table:number-columns-repeated="102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percentage-style style:name="N115">
      <number:number number:decimal-places="0" loext:min-decimal-places="0" number:min-integer-digits="1"/>
      <number:text>%</number:text>
    </number:percentage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6">
      <number:day/>
      <number:text>/</number:text>
      <number:month/>
      <number:text>/</number:text>
      <number:year number:style="long"/>
    </number:date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8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</number:number-style>
    <number:number-style style:name="N120P0" style:volatile="true">
      <number:number number:decimal-places="0" loext:min-decimal-places="0" number:min-integer-digits="1"/>
      <number:text> </number:text>
    </number:number-style>
    <number:number-style style:name="N120P1" style:volatile="true">
      <number:text>(</number:text>
      <number:number number:decimal-places="0" loext:min-decimal-places="0" number:min-integer-digits="1"/>
      <number:text>)</number:text>
    </number:number-style>
    <number:number-style style:name="N120P2" style:volatile="true"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- </number:text>
    </number:number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P1" style:volatile="true">
      <number:text>(</number:text>
      <number:number number:decimal-places="0" loext:min-decimal-places="0" number:min-integer-digits="1"/>
      <number:text>)</number:text>
    </number:number-style>
    <number:number-style style:name="N122P2" style:volatile="true"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">
      <number:text> </number:text>
      <number:number number:decimal-places="0" loext:min-decimal-places="0" number:min-integer-digits="1"/>
      <number:text> </number:text>
    </number:number-style>
    <number:number-style style:name="N125">
      <number:text>-</number:text>
      <number:number number:decimal-places="0" loext:min-decimal-places="0" number:min-integer-digits="1"/>
      <number:text> </number:text>
    </number:number-style>
    <number:number-style style:name="N126P0" style:volatile="true">
      <number:text> </number:text>
      <number:number number:decimal-places="0" loext:min-decimal-places="0" number:min-integer-digits="1"/>
      <number:text> </number:text>
    </number:number-style>
    <number:number-style style:name="N126P1" style:volatile="true">
      <number:text>-</number:text>
      <number:number number:decimal-places="0" loext:min-decimal-places="0" number:min-integer-digits="1"/>
      <number:text> </number:text>
    </number:number-style>
    <number:number-style style:name="N126P2" style:volatile="true">
      <number:text>-</number:text>
      <number:number number:decimal-places="0" loext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loext:min-decimal-places="0" number:min-integer-digits="1"/>
      <number:text> </number:text>
    </number:number-style>
    <number:number-style style:name="N127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7P0"/>
    </number:number-style>
    <number:number-style style:name="N128">
      <number:text> (</number:text>
      <number:number number:decimal-places="2" loext:min-decimal-places="2" number:min-integer-digits="1" number:grouping="true"/>
      <number:text>)</number:text>
    </number:number-style>
    <number:number-style style:name="N12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number:text>-</number:text>
      <number:number number:decimal-places="0" loext:min-decimal-places="0" number:min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number number:decimal-places="2" loext:min-decimal-places="2" number:min-integer-digits="1" number:grouping="true"/>
      <style:map style:condition="value()&gt;=0" style:apply-style-name="N134P0"/>
    </number:number-style>
    <number:percentage-style style:name="N135">
      <number:number number:decimal-places="3" loext:min-decimal-places="3" number:min-integer-digits="1"/>
      <number:text>%</number:text>
    </number:percentage-style>
    <number:currency-style style:name="N136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37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number-style style:name="N137">
      <style:text-properties fo:color="#ff0000"/>
      <number:text>($</number:text>
      <number:number number:decimal-places="0" loext:min-decimal-places="0" number:min-integer-digits="1"/>
      <number:text>)</number:text>
      <style:map style:condition="value()&gt;=0" style:apply-style-name="N137P0"/>
    </number:number-style>
    <number:currency-style style:name="N138">
      <number:currency-symbol>$</number:currency-symbol>
      <number:number number:decimal-places="0" loext:min-decimal-places="0" number:min-integer-digits="1" number:grouping="true"/>
    </number:currency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-</number:text>
      <number:number number:decimal-places="2" loext:min-decimal-places="2" number:min-integer-digits="1" number:grouping="true"/>
    </number:number-style>
    <number:number-style style:name="N141P0" style:volatile="true">
      <number:text>-</number:text>
      <number:number number:decimal-places="2" loext:min-decimal-places="2" number:min-integer-digits="1" number:grouping="true"/>
    </number:number-style>
    <number:number-style style:name="N141">
      <number:number number:decimal-places="2" loext:min-decimal-places="2" number:min-integer-digits="1" number:grouping="true"/>
      <number:text> </number:text>
      <style:map style:condition="value()&gt;=0" style:apply-style-name="N141P0"/>
    </number:number-style>
    <number:date-style style:name="N142">
      <number:day/>
      <number:text> de </number:text>
      <number:month number:textual="true"/>
      <number:text> de </number:text>
      <number:year/>
    </number:date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53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6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">
      <number:text>-</number:text>
      <number:number number:decimal-places="0" loext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/>
    </number:number-style>
    <number:number-style style:name="N163">
      <style:text-properties fo:color="#ff0000"/>
      <number:number number:decimal-places="0" loext:min-decimal-places="0" number:min-integer-digits="1"/>
      <style:map style:condition="value()&gt;=0" style:apply-style-name="N163P0"/>
    </number:number-style>
    <number:number-style style:name="N164">
      <number:text>$</number:text>
      <number:number number:decimal-places="0" loext:min-decimal-places="0" number:min-integer-digits="1" number:grouping="true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date-style style:name="N17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70">
      <number:text-content/>
      <style:map style:condition="value()&lt;=1.79769313486232E+308" style:apply-style-name="N170P0"/>
    </number:text-style>
    <number:date-style style:name="N171">
      <number:day number:style="long"/>
      <number:text>-</number:text>
      <number:month number:textual="true"/>
      <number:text>-</number:text>
      <number:year number:style="long"/>
    </number:date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percentage-style style:name="N178">
      <number:number number:decimal-places="1" loext:min-decimal-places="1" number:min-integer-digits="1"/>
      <number:text>%</number:text>
    </number:percentage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5P0" style:volatile="true">
      <number:text>$</number:text>
      <number:number number:decimal-places="2" loext:min-decimal-places="2" number:min-integer-digits="1" number:grouping="true"/>
    </number:number-style>
    <number:number-style style:name="N195">
      <number:text>-$</number:text>
      <number:number number:decimal-places="2" loext:min-decimal-places="2" number:min-integer-digits="1" number:grouping="true"/>
      <style:map style:condition="value()&gt;=0" style:apply-style-name="N195P0"/>
    </number:number-style>
    <number:number-style style:name="N196">
      <number:number number:decimal-places="1" loext:min-decimal-places="1" number:min-integer-digits="1" number:grouping="true"/>
    </number:number-style>
    <number:number-style style:name="N197">
      <number:number number:decimal-places="3" loext:min-decimal-places="3" number:min-integer-digits="1"/>
    </number:number-style>
    <number:number-style style:name="N198">
      <number:number number:decimal-places="4" loext:min-decimal-places="4" number:min-integer-digits="1"/>
    </number:number-style>
    <number:number-style style:name="N199">
      <number:number number:decimal-places="1" loext:min-decimal-places="1" number:min-integer-digits="1"/>
    </number:number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2E+308" style:apply-style-name="N1010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ercent" style:family="table-cell" style:parent-style-name="Default" style:data-style-name="N115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0:43:57.8338305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30T12:17:34.400571751</dc:date>
    <meta:editing-cycles>12</meta:editing-cycles>
    <meta:editing-duration>PT3H6M</meta:editing-duration>
    <meta:document-statistic meta:table-count="2" meta:cell-count="370" meta:object-count="0"/>
  </office:meta>
</office:document-meta>
</file>